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15234" officeooo:paragraph-rsid="00015234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* 한글 필기의 디지털 문서화 개선</text:p>
      <text:p text:style-name="Standard"><text:tab/></text:p>
      <text:p text:style-name="P1">1. 주제 개요</text:p>
      <text:p text:style-name="P1"/>
      <text:p text:style-name="P1">2. 개발 과정</text:p>
      <text:p text:style-name="P1"/>
      <text:p text:style-name="P1">3. 결과</text:p>
      <text:p text:style-name="P1"/>
      <text:p text:style-name="P1">4. 참고 문서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23:35:27.263987355</meta:creation-date>
    <dc:date>2018-07-09T23:46:17.080766694</dc:date>
    <meta:editing-duration>PT10M4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2" meta:character-count="49" meta:non-whitespace-character-count="36"/>
  </office:meta>
</office:document-meta>
</file>